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ac0712" officeooo:paragraph-rsid="00ac0712"/>
    </style:style>
    <style:style style:name="P2" style:family="paragraph" style:parent-style-name="Text_20_body">
      <style:text-properties style:font-name="Ubuntu" fo:font-weight="bold" officeooo:rsid="00ac0712" officeooo:paragraph-rsid="00ac0712" style:font-weight-asian="bold" style:font-weight-complex="bold"/>
    </style:style>
    <style:style style:name="P3" style:family="paragraph" style:parent-style-name="Text_20_body">
      <style:text-properties fo:color="#000000" style:font-name="Ubuntu" fo:font-style="normal" fo:font-weight="normal" officeooo:rsid="00800642" officeooo:paragraph-rsid="00ac0712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text-properties fo:color="#000000" style:font-name="Ubuntu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style:font-name="Ubuntu" fo:font-style="normal" fo:font-weight="normal" officeooo:rsid="008a3d95" officeooo:paragraph-rsid="00ad984f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style:font-name="Ubuntu" fo:font-style="normal" fo:font-weight="normal" officeooo:rsid="008c5f35" officeooo:paragraph-rsid="00ad984f" style:font-style-asian="normal" style:font-weight-asian="normal" style:font-style-complex="normal" style:font-weight-complex="normal"/>
    </style:style>
    <style:style style:name="P8" style:family="paragraph" style:parent-style-name="Text_20_body" style:list-style-name="L3">
      <style:text-properties fo:color="#000000" style:font-name="Ubuntu" fo:font-style="normal" fo:font-weight="normal" officeooo:rsid="00ad984f" officeooo:paragraph-rsid="00ad984f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fo:color="#000000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style:text-properties fo:color="#000000" fo:font-style="normal" fo:font-weight="normal" officeooo:rsid="00830db7" officeooo:paragraph-rsid="00ac0712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text-properties fo:color="#000000" fo:font-style="normal" fo:font-weight="normal" officeooo:rsid="0084891a" officeooo:paragraph-rsid="00ac0712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font-name="Ubuntu" officeooo:rsid="00ace6ec" officeooo:paragraph-rsid="00ac0712"/>
    </style:style>
    <style:style style:name="P13" style:family="paragraph" style:parent-style-name="Text_20_body" style:list-style-name="L2">
      <style:text-properties style:font-name="Ubuntu" officeooo:rsid="00ac9ccb" officeooo:paragraph-rsid="00ac9ccb"/>
    </style:style>
    <style:style style:name="P14" style:family="paragraph" style:parent-style-name="Text_20_body">
      <style:text-properties officeooo:paragraph-rsid="00ad984f"/>
    </style:style>
    <style:style style:name="P15" style:family="paragraph" style:parent-style-name="Heading_20_2">
      <style:text-properties style:font-name="Ubuntu" officeooo:rsid="00ad984f" officeooo:paragraph-rsid="00ad984f"/>
    </style:style>
    <style:style style:name="T1" style:family="text">
      <style:text-properties fo:color="#ff6600" style:font-name="Ubuntu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ac0712"/>
    </style:style>
    <style:style style:name="T3" style:family="text">
      <style:text-properties style:font-name="Ubuntu"/>
    </style:style>
    <style:style style:name="T4" style:family="text">
      <style:text-properties style:font-name="Ubuntu" fo:font-style="italic" style:font-style-asian="italic" style:font-style-complex="italic"/>
    </style:style>
    <style:style style:name="T5" style:family="text">
      <style:text-properties style:font-name="Ubuntu" officeooo:rsid="00ad984f"/>
    </style:style>
    <style:style style:name="T6" style:family="text">
      <style:text-properties officeooo:rsid="00ad98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2.5. Pruebas de configuración, rendimiento y seguridad</text:h>
      <text:p text:style-name="P14"/>
      <text:p text:style-name="P6"><text:span text:style-name="T6">La variabilidad e inestabilidad del hardware, sistemas operativos, navegadores, capacidad de almacenamiento, velocidades de comunicación de red, y otros factores, son difíciles de predecir para cada usuario. Aún así, la configuración para un usuario puede cambiar de manera regular dando como resultado a errores sutiles y significativos que marquen la diferencia entre las experiencias de cada usuario.</text:span></text:p>
      <text:p text:style-name="P6"/>
      <text:p text:style-name="P7"><text:span text:style-name="T6">En el lado servidor, se consideran sus componentes de configuración:</text:span></text:p>
      <text:list xml:id="list5895877273287760138" text:style-name="L3">
        <text:list-item>
          <text:p text:style-name="P8">¿La webapp es completamente compatible con el servidor OS?</text:p>
        </text:list-item>
        <text:list-item>
          <text:p text:style-name="P8">¿Los archivos de sistema, directorios y datos de sistema relacionados se crean correctamente cuando la webapp es operativa?</text:p>
        </text:list-item>
        <text:list-item>
          <text:p text:style-name="P8">¿Las medidas de seguridad del sistema (por ejemplo, firewalls o encriptado) permiten a la webapp ejecutarse y atender a los usuarios sin interferencia o degradación del rendimiento?</text:p>
        </text:list-item>
        <text:list-item>
          <text:p text:style-name="P8">¿La webapp se probó con la configuración de servidor distribuido que se eligió?</text:p>
        </text:list-item>
        <text:list-item>
          <text:p text:style-name="P8">¿La webapp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6T19:56:08.426668347</dc:date>
    <meta:editing-duration>PT6H5M30S</meta:editing-duration>
    <meta:editing-cycles>169</meta:editing-cycles>
    <meta:document-statistic meta:table-count="0" meta:image-count="0" meta:object-count="0" meta:page-count="1" meta:paragraph-count="8" meta:word-count="148" meta:character-count="982" meta:non-whitespace-character-count="846"/>
  </office:meta>
</office:document-meta>
</file>